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266d" officeooo:paragraph-rsid="002af57a"/>
    </style:style>
    <style:style style:name="P2" style:family="paragraph" style:parent-style-name="Heading_20_3">
      <style:text-properties officeooo:paragraph-rsid="002af57a"/>
    </style:style>
    <style:style style:name="P3" style:family="paragraph" style:parent-style-name="Text_20_body">
      <style:text-properties officeooo:rsid="0020266d" officeooo:paragraph-rsid="002c0296"/>
    </style:style>
    <style:style style:name="P4" style:family="paragraph" style:parent-style-name="Text_20_body">
      <style:text-properties officeooo:rsid="0020266d" officeooo:paragraph-rsid="002af57a"/>
    </style:style>
    <style:style style:name="P5" style:family="paragraph" style:parent-style-name="Text_20_body">
      <style:text-properties officeooo:rsid="002c73d8" officeooo:paragraph-rsid="002c73d8"/>
    </style:style>
    <style:style style:name="P6" style:family="paragraph" style:parent-style-name="Heading_20_1" style:master-page-name="Right_20_Page">
      <style:paragraph-properties style:page-number="auto"/>
      <style:text-properties officeooo:rsid="0020266d" officeooo:paragraph-rsid="002af57a"/>
    </style:style>
    <style:style style:name="P7" style:family="paragraph" style:parent-style-name="Heading_20_2">
      <style:text-properties officeooo:paragraph-rsid="002af57a"/>
    </style:style>
    <style:style style:name="P8" style:family="paragraph" style:parent-style-name="Heading_20_3">
      <style:paragraph-properties fo:margin-top="0cm" fo:margin-bottom="0cm" loext:contextual-spacing="false"/>
      <style:text-properties officeooo:paragraph-rsid="002af57a"/>
    </style:style>
    <style:style style:name="P9" style:family="paragraph" style:parent-style-name="Heading_20_3">
      <style:paragraph-properties fo:margin-top="0cm" fo:margin-bottom="0cm" loext:contextual-spacing="false"/>
      <style:text-properties officeooo:rsid="0020266d" officeooo:paragraph-rsid="002af57a"/>
    </style:style>
    <style:style style:name="T1" style:family="text">
      <style:text-properties officeooo:rsid="0020266d"/>
    </style:style>
    <style:style style:name="T2" style:family="text">
      <style:text-properties officeooo:rsid="002c73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rown Eyed Girl</text:h>
      <text:p text:style-name="P7">(<text:span text:style-name="T1">Van Morrison</text:span>)</text:p>
      <text:p text:style-name="P5">Capo 2</text:p>
      <text:p text:style-name="P9">[INTRO]</text:p>
      <text:p text:style-name="P1">G <text:s text:c="2"/>C <text:s text:c="2"/>G <text:s text:c="2"/>D <text:s text:c="6"/><text:span text:style-name="T2">(x2)</text:span></text:p>
      <text:p text:style-name="P8">[VERSE 1]</text:p>
      <text:p text:style-name="P3">G <text:s text:c="15"/>C <text:s text:c="6"/>G <text:s text:c="14"/>D</text:p>
      <text:p text:style-name="P3"><text:s text:c="3"/>Hey where did we go, <text:s text:c="3"/>days when the rains came </text:p>
      <text:p text:style-name="P3">G <text:s text:c="13"/>C <text:s text:c="8"/>G <text:s text:c="10"/>D</text:p>
      <text:p text:style-name="P3"><text:s text:c="3"/>Down in the hollow, <text:s text:c="4"/>playin' a new game</text:p>
      <text:p text:style-name="P1">G <text:s text:c="16"/>C <text:s text:c="16"/></text:p>
      <text:p text:style-name="P1"><text:s text:c="3"/>Laughin' and a-runnin' hey, hey, </text:p>
      <text:p text:style-name="P1">G <text:s text:c="15"/>D</text:p>
      <text:p text:style-name="P1"><text:s text:c="2"/>skippin’ and a-jumpin’</text:p>
      <text:p text:style-name="P1">G <text:s text:c="14"/>C <text:s text:c="16"/></text:p>
      <text:p text:style-name="P1"><text:s text:c="3"/>In the misty mornin' fog with, </text:p>
      <text:p text:style-name="P1">G <text:s text:c="8"/>D <text:s text:c="19"/>C</text:p>
      <text:p text:style-name="P1"><text:s text:c="2"/>ah, our hearts thumpin' with you</text:p>
      <text:p text:style-name="P1">D <text:s text:c="15"/>G <text:s text:c="4"/>Em <text:s text:c="2"/></text:p>
      <text:p text:style-name="P1"><text:s text:c="3"/>My brown-eyed girl, <text:s text:c="5"/></text:p>
      <text:p text:style-name="P1">C <text:s text:c="9"/>D <text:s text:c="10"/>G <text:s text:c="5"/>D7</text:p>
      <text:p text:style-name="P1"><text:s text:c="2"/>you’re my brown-eyed girl</text:p>
      <text:p text:style-name="P8">[VERSE 2]</text:p>
      <text:p text:style-name="P3">G <text:s text:c="10"/>C <text:s text:c="10"/>G <text:s text:c="12"/>D</text:p>
      <text:p text:style-name="P3"><text:s text:c="3"/>Whatever happened, <text:s text:c="5"/>Tuesday is so slow </text:p>
      <text:p text:style-name="P3">G <text:s text:c="16"/>C <text:s text:c="14"/>G <text:s text:c="11"/>D</text:p>
      <text:p text:style-name="P3"><text:s text:c="3"/>Goin’ down the old mine with a <text:s text:c="2"/>transistor radio</text:p>
      <text:p text:style-name="P1">G <text:s text:c="17"/>C <text:s text:c="17"/></text:p>
      <text:p text:style-name="P1"><text:s text:c="3"/>Standin’ in the sunlight laughin’,</text:p>
      <text:p text:style-name="P1">G <text:s text:c="16"/>D</text:p>
      <text:p text:style-name="P1"><text:s text:c="2"/>hidin’ behind a rainbow's wall</text:p>
      <text:p text:style-name="P1">G <text:s text:c="16"/>C <text:s text:c="6"/></text:p>
      <text:p text:style-name="P1"><text:s text:c="3"/>Slippin’ and a-slidin’ </text:p>
      <text:p text:style-name="P1">G <text:s text:c="14"/>D <text:s text:c="15"/>C</text:p>
      <text:p text:style-name="P1"><text:s text:c="2"/>all along the waterfall with you </text:p>
      <text:p text:style-name="P3">D <text:s text:c="15"/>G <text:s text:c="4"/>Em <text:s text:c="2"/>C <text:s text:c="9"/>D <text:s text:c="10"/>G</text:p>
      <text:p text:style-name="P3"><text:s text:c="3"/>My brown-eyed girl, <text:s text:c="7"/>you’re my brown-eyed girl</text:p>
      <text:p text:style-name="P2"><text:soft-page-break/>[CHORUS]</text:p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3">G <text:s text:c="11"/>C <text:s text:c="10"/>G <text:s text:c="13"/>D <text:s text:c="9"/>G</text:p>
      <text:p text:style-name="P3"><text:s text:c="3"/>Sha la la la la la la la la la la te da, <text:s/>la te da</text:p>
      <text:p text:style-name="P2">[BRIDGE]</text:p>
      <text:p text:style-name="P1">G <text:s text:c="2"/>C <text:s text:c="2"/>G <text:s text:c="2"/>D</text:p>
      <text:p text:style-name="P2">[VERSE 3]</text:p>
      <text:p text:style-name="P3">G <text:s text:c="14"/>C <text:s text:c="9"/>G <text:s text:c="16"/>D</text:p>
      <text:p text:style-name="P3"><text:s text:c="3"/>So hard to find my way, <text:s text:c="2"/>now that I'm all on my own</text:p>
      <text:p text:style-name="P3">G <text:s text:c="20"/>C <text:s text:c="9"/>G <text:s text:c="4"/>D</text:p>
      <text:p text:style-name="P3"><text:s text:c="3"/>I saw you just the other day, <text:s text:c="2"/>my, you have grown</text:p>
      <text:p text:style-name="P1">G <text:s text:c="16"/>C <text:s text:c="16"/></text:p>
      <text:p text:style-name="P1"><text:s text:c="3"/>Cast my memory back there, Lord, </text:p>
      <text:p text:style-name="P1">G <text:s text:c="14"/>D</text:p>
      <text:p text:style-name="P1"><text:s text:c="2"/>sometimes I'm overcome thinkin’ about</text:p>
      <text:p text:style-name="P1">G <text:s text:c="20"/>C <text:s text:c="11"/></text:p>
      <text:p text:style-name="P1"><text:s text:c="3"/>Makin’ love in the green grass, </text:p>
      <text:p text:style-name="P3">G <text:s text:c="11"/>D <text:s text:c="11"/>C <text:s text:c="2"/>D <text:s text:c="15"/>G <text:s text:c="4"/>Em <text:s text:c="2"/></text:p>
      <text:p text:style-name="P3"><text:s text:c="2"/>behind the stadium with you <text:s text:c="3"/>My brown-eyed girl, <text:s text:c="5"/></text:p>
      <text:p text:style-name="P1">C <text:s text:c="11"/>D <text:s text:c="10"/>G</text:p>
      <text:p text:style-name="P1"><text:s text:c="2"/>a-you’re my brown-eyed girl</text:p>
      <text:p text:style-name="P2">[CHORUS]</text:p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 <text:s text:c="5"/><text:span text:style-name="T2">G</text:span></text:p>
      <text:p text:style-name="P1"><text:s text:c="3"/>Sha la la la la la la la la la la te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</meta:editing-duration>
    <meta:editing-cycles>33</meta:editing-cycles>
    <meta:generator>LibreOffice/5.2.7.2$Linux_X86_64 LibreOffice_project/20m0$Build-2</meta:generator>
    <dc:title>Lyrics + Chords</dc:title>
    <dc:date>2018-04-21T14:44:49.333857713</dc:date>
    <meta:print-date>2017-04-03T12:23:29.985893000</meta:print-date>
    <meta:document-statistic meta:table-count="0" meta:image-count="0" meta:object-count="0" meta:page-count="2" meta:paragraph-count="72" meta:word-count="360" meta:character-count="2449" meta:non-whitespace-character-count="10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